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●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○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■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●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○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■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●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○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■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●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T1" style:family="text">
      <style:text-properties style:font-name-asian="Mincho" style:font-name="Nimbus Sans L" style:font-name-complex="Tahoma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Standard">First of all, if you use the xhtml function within a pod expression, you will simply get the ugly code of the resulting ODT chunk in your document: &lt;text:p&gt;Te&lt;text:span text:style-name="podBold"&gt;s&lt;/text:span&gt;t1 : &lt;text:span text:style-name="podBold"&gt;bold&lt;/text:span&gt;, i&lt;text:span text:style-name="podItalic"&gt;tal&lt;/text:span&gt;ics, exponent&lt;text:span text:style-name="podSup"&gt;34&lt;/text:span&gt;, sub&lt;text:span text:style-name="podSub"&gt;45&lt;/text:span&gt;.&lt;/text:p&gt;&lt;text:p&gt;An &lt;text:a xlink:type="simple" xlink:href="http://www.google.com"&gt;hyperlink&lt;/text:a&gt; to Google.&lt;/text:p&gt;&lt;text:list text:style-name="podNumberedList"&gt;&lt;text:list-item&gt;&lt;text:p text:style-name="podNumberItem"&gt;Number list, item 1&lt;/text:p&gt;&lt;/text:list-item&gt;&lt;text:list-item&gt;&lt;text:list text:style-name="podNumberedList"&gt;&lt;text:list-item&gt;&lt;text:p text:style-name="podNumberItem"&gt;Sub-item 1&lt;/text:p&gt;&lt;/text:list-item&gt;&lt;text:list-item&gt;&lt;text:p text:style-name="podNumberItem"&gt;Sub-Item 2&lt;/text:p&gt;&lt;/text:list-item&gt;&lt;text:list-item&gt;&lt;text:list text:style-name="podNumberedList"&gt;&lt;text:list-item&gt;&lt;text:p text:style-name="podNumberItem"&gt;Sub-sub-item A&lt;/text:p&gt;&lt;/text:list-item&gt;&lt;text:list-item&gt;&lt;text:p text:style-name="podNumberItem"&gt;Sub-sub-item B &lt;text:span text:style-name="podItalic"&gt;italic&lt;/text:span&gt;.&lt;/text:p&gt;&lt;/text:list-item&gt;&lt;/text:list&gt;&lt;/text:list-item&gt;&lt;/text:list&gt;&lt;/text:list-item&gt;&lt;/text:list&gt;&lt;text:list text:style-name="podBulletedList"&gt;&lt;text:list-item&gt;&lt;text:p text:style-name="podBulletItem"&gt;A bullet&lt;/text:p&gt;&lt;/text:list-item&gt;&lt;text:list-item&gt;&lt;text:list text:style-name="podBulletedList"&gt;&lt;text:list-item&gt;&lt;text:p text:style-name="podBulletItem"&gt;A sub-bullet&lt;/text:p&gt;&lt;/text:list-item&gt;&lt;text:list-item&gt;&lt;text:list text:style-name="podBulletedList"&gt;&lt;text:list-item&gt;&lt;text:p text:style-name="podBulletItem"&gt;A sub-sub-bullet&lt;/text:p&gt;&lt;/text:list-item&gt;&lt;/text:list&gt;&lt;/text:list-item&gt;&lt;text:list-item&gt;&lt;text:list text:style-name="podNumberedList"&gt;&lt;text:list-item&gt;&lt;text:p text:style-name="podNumberItem"&gt;A sub-sub number&lt;/text:p&gt;&lt;/text:list-item&gt;&lt;text:list-item&gt;&lt;text:p text:style-name="podNumberItem"&gt;Another.&lt;text:line-break&gt;&lt;/text:line-break&gt;&lt;/text:p&gt;&lt;/text:list-item&gt;&lt;/text:list&gt;&lt;/text:list-item&gt;&lt;/text:list&gt;&lt;/text:list-item&gt;&lt;/text:list&gt;&lt;text:h text:style-name="Heading_20_2" text:outline-level="2"&gt;Heading&lt;text:line-break&gt;&lt;/text:line-break&gt;&lt;/text:h&gt;&lt;text:p&gt;Heading Blabla.&lt;text:line-break&gt;&lt;/text:line-break&gt;&lt;/text:p&gt;&lt;text:h text:style-name="Heading_20_3" text:outline-level="3"&gt;SubHeading&lt;/text:h&gt;&lt;text:p&gt;Subheading blabla.&lt;text:line-break&gt;&lt;/text:line-break&gt;&lt;/text:p&gt; (and if an error occurs in this process, the error will look like this: <office:annotation><dc:creator>POD</dc:creator><dc:date>2010-12-21T17:54:27</dc:date><text:p>Error while evaluating expression "xhtml('Hell&lt;br&gt;o!')". &lt;unknown&gt;:1:22: mismatched tag</text:p></office:annotation>. &lt; &gt; ! &amp; § ù etc. ' “ “</text:p>
      <text:p text:style-name="Standard"/>
      <text:p>Te<text:span text:style-name="podBold">s</text:span>t1 : <text:span text:style-name="podBold">bold</text:span>, i<text:span text:style-name="podItalic">tal</text:span>ics, exponent<text:span text:style-name="podSup">34</text:span>, sub<text:span text:style-name="podSub">45</text:span>.</text:p>
      <text:p>An <text:a xlink:type="simple" xlink:href="http://www.google.com">hyperlink</text:a> to Google.</text:p>
      <text:list text:style-name="podNumberedList">
        <text:list-item>
          <text:p text:style-name="podNumberItem">Number list, item 1</text:p>
        </text:list-item>
        <text:list-item>
          <text:list text:style-name="podNumberedList">
            <text:list-item>
              <text:p text:style-name="podNumberItem">Sub-item 1</text:p>
            </text:list-item>
            <text:list-item>
              <text:p text:style-name="podNumberItem">Sub-Item 2</text:p>
            </text:list-item>
            <text:list-item>
              <text:list text:style-name="podNumberedList">
                <text:list-item>
                  <text:p text:style-name="podNumberItem">Sub-sub-item A</text:p>
                </text:list-item>
                <text:list-item>
                  <text:p text:style-name="podNumberItem">Sub-sub-item B <text:span text:style-name="podItalic">italic</text:span>.</text:p>
                </text:list-item>
              </text:list>
            </text:list-item>
          </text:list>
        </text:list-item>
      </text:list>
      <text:list text:style-name="podBulletedList">
        <text:list-item>
          <text:p text:style-name="podBulletItem">A bullet</text:p>
        </text:list-item>
        <text:list-item>
          <text:list text:style-name="podBulletedList">
            <text:list-item>
              <text:p text:style-name="podBulletItem">A sub-bullet</text:p>
            </text:list-item>
            <text:list-item>
              <text:list text:style-name="podBulletedList">
                <text:list-item>
                  <text:p text:style-name="podBulletItem">A sub-sub-bullet</text:p>
                </text:list-item>
              </text:list>
            </text:list-item>
            <text:list-item>
              <text:list text:style-name="podNumberedList">
                <text:list-item>
                  <text:p text:style-name="podNumberItem">A sub-sub number</text:p>
                </text:list-item>
                <text:list-item>
                  <text:p text:style-name="podNumberItem">Another.<text:line-break/></text:p>
                </text:list-item>
              </text:list>
            </text:list-item>
          </text:list>
        </text:list-item>
      </text:list>
      <text:h text:style-name="Heading_20_2" text:outline-level="2">Heading<text:line-break/></text:h>
      <text:p>Heading Blabla.<text:line-break/></text:p>
      <text:h text:style-name="Heading_20_3" text:outline-level="3">SubHeading</text:h>
      <text:p>Subheading blabla.<text:line-break/></text:p>
      <text:p>Te<text:span text:style-name="podBold">s</text:span>t1 : <text:span text:style-name="podBold">bold</text:span>, i<text:span text:style-name="podItalic">tal</text:span>ics, exponent<text:span text:style-name="podSup">34</text:span>, sub<text:span text:style-name="podSub">45</text:span>.</text:p>
      <text:p>An <text:a xlink:type="simple" xlink:href="http://www.google.com">hyperlink</text:a> to Google.</text:p>
      <text:list text:style-name="podNumberedList">
        <text:list-item>
          <text:p text:style-name="podNumberItem">Number list, item 1</text:p>
        </text:list-item>
        <text:list-item>
          <text:list text:style-name="podNumberedList">
            <text:list-item>
              <text:p text:style-name="podNumberItem">Sub-item 1</text:p>
            </text:list-item>
            <text:list-item>
              <text:p text:style-name="podNumberItem">Sub-Item 2</text:p>
            </text:list-item>
            <text:list-item>
              <text:list text:style-name="podNumberedList">
                <text:list-item>
                  <text:p text:style-name="podNumberItem">Sub-sub-item A</text:p>
                </text:list-item>
                <text:list-item>
                  <text:p text:style-name="podNumberItem">Sub-sub-item B <text:span text:style-name="podItalic">italic</text:span>.</text:p>
                </text:list-item>
              </text:list>
            </text:list-item>
          </text:list>
        </text:list-item>
      </text:list>
      <text:list text:style-name="podBulletedList">
        <text:list-item>
          <text:p text:style-name="podBulletItem">A bullet</text:p>
        </text:list-item>
        <text:list-item>
          <text:list text:style-name="podBulletedList">
            <text:list-item>
              <text:p text:style-name="podBulletItem">A sub-bullet</text:p>
            </text:list-item>
            <text:list-item>
              <text:list text:style-name="podBulletedList">
                <text:list-item>
                  <text:p text:style-name="podBulletItem">A sub-sub-bullet</text:p>
                </text:list-item>
              </text:list>
            </text:list-item>
            <text:list-item>
              <text:list text:style-name="podNumberedList">
                <text:list-item>
                  <text:p text:style-name="podNumberItem">A sub-sub number</text:p>
                </text:list-item>
                <text:list-item>
                  <text:p text:style-name="podNumberItem">Another.<text:line-break/></text:p>
                </text:list-item>
              </text:list>
            </text:list-item>
          </text:list>
        </text:list-item>
      </text:list>
      <text:h text:style-name="Heading_20_2" text:outline-level="2">Heading<text:line-break/></text:h>
      <text:p>Heading Blabla.<text:line-break/></text:p>
      <text:h text:style-name="Heading_20_3" text:outline-level="3">SubHeading</text:h>
      <text:p>Subheading blabla.<text:line-break/></text:p>
      <text:p>Te<text:span text:style-name="podBold">s</text:span>t1 : <text:span text:style-name="podBold">bold</text:span>, i<text:span text:style-name="podItalic">tal</text:span>ics, exponent<text:span text:style-name="podSup">34</text:span>, sub<text:span text:style-name="podSub">45</text:span>.</text:p>
      <text:p>An <text:a xlink:type="simple" xlink:href="http://www.google.com">hyperlink</text:a> to Google.</text:p>
      <text:list text:style-name="podNumberedList">
        <text:list-item>
          <text:p text:style-name="podNumberItem">Number list, item 1</text:p>
        </text:list-item>
        <text:list-item>
          <text:list text:style-name="podNumberedList">
            <text:list-item>
              <text:p text:style-name="podNumberItem">Sub-item 1</text:p>
            </text:list-item>
            <text:list-item>
              <text:p text:style-name="podNumberItem">Sub-Item 2</text:p>
            </text:list-item>
            <text:list-item>
              <text:list text:style-name="podNumberedList">
                <text:list-item>
                  <text:p text:style-name="podNumberItem">Sub-sub-item A</text:p>
                </text:list-item>
                <text:list-item>
                  <text:p text:style-name="podNumberItem">Sub-sub-item B <text:span text:style-name="podItalic">italic</text:span>.</text:p>
                </text:list-item>
              </text:list>
            </text:list-item>
          </text:list>
        </text:list-item>
      </text:list>
      <text:list text:style-name="podBulletedList">
        <text:list-item>
          <text:p text:style-name="podBulletItem">A bullet</text:p>
        </text:list-item>
        <text:list-item>
          <text:list text:style-name="podBulletedList">
            <text:list-item>
              <text:p text:style-name="podBulletItem">A sub-bullet</text:p>
            </text:list-item>
            <text:list-item>
              <text:list text:style-name="podBulletedList">
                <text:list-item>
                  <text:p text:style-name="podBulletItem">A sub-sub-bullet</text:p>
                </text:list-item>
              </text:list>
            </text:list-item>
            <text:list-item>
              <text:list text:style-name="podNumberedList">
                <text:list-item>
                  <text:p text:style-name="podNumberItem">A sub-sub number</text:p>
                </text:list-item>
                <text:list-item>
                  <text:p text:style-name="podNumberItem">Another.<text:line-break/></text:p>
                </text:list-item>
              </text:list>
            </text:list-item>
          </text:list>
        </text:list-item>
      </text:list>
      <text:h text:style-name="Heading_20_2" text:outline-level="2">Heading<text:line-break/></text:h>
      <text:p>Heading Blabla.<text:line-break/></text:p>
      <text:h text:style-name="Heading_20_3" text:outline-level="3">SubHeading</text:h>
      <text:p>Subheading blabla.<text:line-break/></text:p>
      <text:h text:outline-level="2" text:style-name="Heading_20_2">Title 2</text:h>
      <text:h text:outline-level="3" text:style-name="Heading_20_3">Title 3</text:h>
      <text:p text:style-name="Text_20_body">I put those titles there, else, OO does not include those style definitions in the saved file.</text:p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language-asian="zxx" style:language-complex="zxx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Nimbus Sans L" style:font-size-complex="14pt" style:font-name-asian="Mincho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Gaetan Delannay</meta:initial-creator>
    <meta:creation-date>2007-08-06T12:09:45</meta:creation-date>
    <dc:creator>Gaetan Delannay</dc:creator>
    <dc:date>2008-12-11T14:06:05</dc:date>
    <dc:language>en-US</dc:language>
    <meta:editing-cycles>16</meta:editing-cycles>
    <meta:editing-duration>PT1H55M3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6" meta:word-count="136" meta:character-count="727"/>
  </office:meta>
</office:document-meta>
</file>